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7cdc20" officeooo:paragraph-rsid="007cdc20" style:font-size-asian="10.5pt" style:font-weight-asian="bold" style:font-size-complex="12pt" style:font-weight-complex="bold"/>
    </style:style>
    <style:style style:name="P2" style:family="paragraph" style:parent-style-name="Standard">
      <style:text-properties style:text-position="0% 100%" fo:font-size="12pt" fo:font-weight="normal" officeooo:rsid="00b053a3" officeooo:paragraph-rsid="00b053a3"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b053a3" officeooo:paragraph-rsid="00b08388"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b053a3" officeooo:paragraph-rsid="00b93184"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b053a3" officeooo:paragraph-rsid="00c2bb0f"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bd03c1" officeooo:paragraph-rsid="00be6d18"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be6d18" officeooo:paragraph-rsid="00be6d18"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c51582" officeooo:paragraph-rsid="00c51582" style:font-size-asian="10.5pt" style:font-weight-asian="normal" style:font-size-complex="12pt" style:font-weight-complex="normal"/>
    </style:style>
    <style:style style:name="P9" style:family="paragraph" style:parent-style-name="Standard">
      <style:text-properties style:text-position="0% 100%" fo:font-size="12pt" fo:font-weight="bold" officeooo:rsid="00b08388" officeooo:paragraph-rsid="00b08388" style:font-size-asian="10.5pt" style:font-weight-asian="bold" style:font-size-complex="12pt" style:font-weight-complex="bold"/>
    </style:style>
    <style:style style:name="P10" style:family="paragraph" style:parent-style-name="Standard">
      <style:text-properties style:text-position="0% 100%" fo:font-size="12pt" fo:font-weight="bold" officeooo:rsid="00c2bb0f" officeooo:paragraph-rsid="00c2bb0f" style:font-size-asian="10.5pt" style:font-weight-asian="bold" style:font-size-complex="12pt" style:font-weight-complex="bold"/>
    </style:style>
    <style:style style:name="T1" style:family="text">
      <style:text-properties officeooo:rsid="00b053a3"/>
    </style:style>
    <style:style style:name="T2" style:family="text">
      <style:text-properties officeooo:rsid="00b08388"/>
    </style:style>
    <style:style style:name="T3" style:family="text">
      <style:text-properties officeooo:rsid="00b25161"/>
    </style:style>
    <style:style style:name="T4" style:family="text">
      <style:text-properties officeooo:rsid="00b5b4e7"/>
    </style:style>
    <style:style style:name="T5" style:family="text">
      <style:text-properties officeooo:rsid="00b74091"/>
    </style:style>
    <style:style style:name="T6" style:family="text">
      <style:text-properties officeooo:rsid="00ba1eac"/>
    </style:style>
    <style:style style:name="T7" style:family="text">
      <style:text-properties officeooo:rsid="00ba396e"/>
    </style:style>
    <style:style style:name="T8" style:family="text">
      <style:text-properties officeooo:rsid="00bc0f8e"/>
    </style:style>
    <style:style style:name="T9" style:family="text">
      <style:text-properties officeooo:rsid="00be172c"/>
    </style:style>
    <style:style style:name="T10" style:family="text">
      <style:text-properties officeooo:rsid="00bea283"/>
    </style:style>
    <style:style style:name="T11" style:family="text">
      <style:text-properties officeooo:rsid="00c2bb0f"/>
    </style:style>
    <style:style style:name="T12" style:family="text">
      <style:text-properties officeooo:rsid="00c4f3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ial Date 6<text:span text:style-name="T1">3</text:span> days after day of Outbreak. </text:p>
      <text:p text:style-name="P1">Early in dawn.</text:p>
      <text:p text:style-name="P9">Atlanta, Grady Memorial</text:p>
      <text:p text:style-name="P2"/>
      <text:p text:style-name="P3"><text:span text:style-name="T2">We both parked in front of Grady Memorial. </text:span>I decided that both of us will drive separate vehicles I’ll drive a passenger van and Merle will use a motorcycle. I knew that the people at Grady memorial have vehicles so I didn’t really need to bring too many vehicles. <text:span text:style-name="T2"><text:s/>I don’t really know if Dawn is in charge or captain Hanson is. I hoped that it’s still captain Hanson in charge though. From what I can gather captain Hanson risked the lives of his men doing the right thing. He was killed by Dawn though because he risked his men’s lives without giving them much rewards. Me and Merle go to the front of the gate. I wanted to show myself as peaceful as possible I didn’t know how they would really react. I then see a guy stick his head out the window.</text:span></text:p>
      <text:p text:style-name="P3"/>
      <text:p text:style-name="P3">“<text:span text:style-name="T3">go to that building! There is no entrance here from the ground we’ll meet you at the roof.” I think that’s probably captain Hanson. I once again celebrate my luck for giving me another good in my journey. Both me and Merle go the building mentioned to us we kill the group of zombies at the front attracting a few zombies towards us. Deciding that I want to show off I send Merle ahead to the roof and take care of the walkers around me. It wasn’t that hard killing them since I was used to killing a hundred at a time. It also helped that I had an indestructible leggings and long sleeve shirt underneath all my armour. <text:s/>The vibranium is weird I know that, I apparently can shrug of a truck crashing into me without me being launched some I don’t know how many feet, yet I can still move around and be pulled around. This makes this a total paradox and goes against Newton’s laws of physics. Finishing the last of the zombies I feel someone grab and pull me inside.</text:span></text:p>
      <text:p text:style-name="P3"/>
      <text:p text:style-name="P3">“<text:span text:style-name="T4">what the hell do you think you are doing” What I think is captain Hanson spits those word to my face.</text:span></text:p>
      <text:p text:style-name="P3"/>
      <text:p text:style-name="P3">“<text:span text:style-name="T4">I’m just helping clear the area a little bit. I also came here because I want to talk to you about -” He cuts me off before I could continue my words.</text:span></text:p>
      <text:p text:style-name="P3"/>
      <text:p text:style-name="P3">“<text:span text:style-name="T4">We’ll do this at my office” He tells me and walks at a quick pace towards his office. I look at Merle and he just shrugs. Both me and Merle follow him to his office, he then sits down not even offering us both a seat. Merle looks around and sits on one of the chair available. I follow Merle’s example and sit somewhere. I face Captain Hanson and signals for me to speak.</text:span></text:p>
      <text:p text:style-name="P3"/>
      <text:p text:style-name="P3">“<text:span text:style-name="T5">So I was hoping I could convince you guys-” He interrupts me again.</text:span></text:p>
      <text:p text:style-name="P3"/>
      <text:p text:style-name="P3">“<text:span text:style-name="T5">could you remove your gas mask I’d like to know the face of the person I am talking to” I stare at him incredulously and concede. I continue my dialogue with him. Merle starts snickering at his seat.</text:span></text:p>
      <text:p text:style-name="P3"/>
      <text:p text:style-name="P3">“<text:span text:style-name="T5">I was hoping I could convince you guys-” He interrupts me by starting to snicker in his seat. Merle then burst out laughing out loud. Hanson then follows and also starts laughing.</text:span></text:p>
      <text:p text:style-name="P3"/>
      <text:p text:style-name="P3">“<text:span text:style-name="T5">come on man I’m trying to be serious here.” I tell him. Both he and Merle stop their laughs.</text:span></text:p>
      <text:p text:style-name="P3"/>
      <text:p text:style-name="P4">“<text:span text:style-name="T5">sorry it’s just I thought I was gonna be talking to this gruff old military man not a 20 something year man. Anyway please do continue.”I look at him one last time.</text:span></text:p>
      <text:p text:style-name="P4"/>
      <text:p text:style-name="P4">“<text:span text:style-name="T6">So I was hoping I could convince you guys to come with us to our community. There are -” Hanson holds his hands up interrupting me again. I was about to protest but he beats me to it.</text:span></text:p>
      <text:p text:style-name="P4"><text:soft-page-break/>“<text:span text:style-name="T7">I accept we will leave immediately this evening. You can use one of the rooms in this hospital to rest and wait for us to pack our things up.” so just like that I gained 20ish people.</text:span></text:p>
      <text:p text:style-name="P4"/>
      <text:p text:style-name="P4">“<text:span text:style-name="T7">How many of you are here anyway” I ask Hanson to confirm.</text:span></text:p>
      <text:p text:style-name="P4"/>
      <text:p text:style-name="P4">“<text:span text:style-name="T8">20 if that’s all I have to get my people ready and be assured we have enough vehicles and gasoline to follow you.” Hanson tells me. So me and Merle just wait for them.</text:span></text:p>
      <text:p text:style-name="P4"/>
      <text:p text:style-name="P6">Evening comes and they’re ready I see that Noah is not with this group yet. It doesn’t matter though it’s just Noah if it was Sasha and Tyreese’s group I would get them. I start my luggage filled van and have the new people follow me into Brooks. So far this was a good <text:span text:style-name="T9">evening they just accepted my offer probably because of my luck. 45 minutes later we arrive at Brooks so far only 35 houses out of the 120 we have available so that was pretty good. hopefully the new people will take less also. Like before I give the role of giving them houses with Jocelyn. </text:span></text:p>
      <text:p text:style-name="P6"/>
      <text:p text:style-name="P7">My next action is probably the craziest of <text:span text:style-name="T10">all. I plan to recruit Woodsbury into Brooks. I’m gonna revive his daughter and get him indebted to me after reviving his daughter he’d probably be willing to bring his community into mine. To do that though I need to use the cheapest revival item which is the charm of revival. It would bring them back from the dead but it would only give me a window of 30 seconds. After that if they have anything wrong in their body they would die again. So I’ll have to give them a regenerative potion the same one I gave to Merle. <text:s/>For all of this I’ll need to gather a total of 11 million dollars which I’m gonna do in Atlanta. I could probably reach 3/10 of that if I sold all the things in my inventory. I’m not gonna do that though everything in my inventory is there for a reason. Not because I’m paranoid and am a hoarder it’s for the safety of the people with me. So tomorrow like every other day where the whole community will have their breakfast together I’ll tell them my plans.</text:span></text:p>
      <text:p text:style-name="P7"/>
      <text:p text:style-name="P10">NEXT DAY<text:line-break/>Breakfast</text:p>
      <text:p text:style-name="P10">Brooks </text:p>
      <text:p text:style-name="P10"/>
      <text:p text:style-name="P5">“<text:span text:style-name="T11">so I will be leaving our community for a while a month or two. Captain Hanson, Jocelyn, Merle, Bob and Gareth will lead this camp While I am away.” I tell them. I then gather the five mentioned.</text:span></text:p>
      <text:p text:style-name="P5"/>
      <text:p text:style-name="P5">“<text:span text:style-name="T12">There’s a reason why I have you guys as the leaders. For some, you already know why it is because each of you represent a part of the community. Captain Hanson here is the leader of the group from Grady Memorial. Jocelyn is my unspoken second in command and leader of the group from fodder city. Gareth is also a leader, he’s the leader of the largest group in our community the people of Terminus. Bob he is the head I assigned in the construction of our defences. And he is shaping up to be a very good leader. <text:s/>Merle on the other hand isn’t so much of a leader but there is one thing Merle can help. That is the know how to defend this place. He has the best head in unconventional tactics and could figure out holes in our defences. Merle will also be the guy that will say whether to accept a group of people in or not.” I tell them I then pull Merle aside.</text:span></text:p>
      <text:p text:style-name="P5"/>
      <text:p text:style-name="P5">“<text:span text:style-name="T12">I know you want to search for brother so I’m making you the guy that will recruit people into our community. That way you’ll be out in the field bringing in people while searching for your brother.” I tell Merle.</text:span></text:p>
      <text:p text:style-name="P5"/>
      <text:p text:style-name="P8">After breakfast I get ready to spend a month at Atlanta to accumulate money for my plan.</text:p>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6T15:00:30.108000000</dc:date>
    <meta:editing-duration>PT3H39M42S</meta:editing-duration>
    <meta:editing-cycles>37</meta:editing-cycles>
    <meta:generator>LibreOffice/6.1.3.2$Windows_X86_64 LibreOffice_project/86daf60bf00efa86ad547e59e09d6bb77c699acb</meta:generator>
    <meta:document-statistic meta:table-count="0" meta:image-count="0" meta:object-count="0" meta:page-count="3" meta:paragraph-count="25" meta:word-count="1298" meta:character-count="6694" meta:non-whitespace-character-count="5414"/>
  </office:meta>
</office:document-meta>
</file>